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3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48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other-agencies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loxom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lbemarle County PD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AMEL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AMHERS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Arlington County PD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2" office:value-type="string">
            <text:p>AUGUSTA COUN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A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AMPB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</table:table-row>
        <table:table-row table:style-name="ro2">
          <table:table-cell table:style-name="ce22" office:value-type="string">
            <text:p>CARRO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County PD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2" office:value-type="string">
            <text:p>CLAR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E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327">
            <text:p>1327</text:p>
          </table:table-cell>
          <table:table-cell table:style-name="ce21" office:value-type="float" office:value="1157">
            <text:p>1157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71">
            <text:p>271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AUQUI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Remingto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LOY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FRANKLI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RAY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HALIFA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Boston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ANOV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ENRICO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Henrico County PD</text:p>
          </table:table-cell>
          <table:table-cell table:style-name="ce21" office:value-type="float" office:value="606">
            <text:p>606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71">
            <text:p>171</text:p>
          </table:table-cell>
        </table:table-row>
        <table:table-row table:style-name="ro2">
          <table:table-cell table:style-name="ce22" office:value-type="string">
            <text:p>HEN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HIGHLA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indsor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James City County PD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West Point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hite Ston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UDOU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MATHEWS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NELS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NEW KENT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NORTHAMPTON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NOTTOWA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A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George County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Prince William County PD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MON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OANOK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Roanoke County PD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COTT COUNTY</text:p>
          </table:table-cell>
          <table:table-cell table:number-columns-repeated="5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2" office:value-type="string">
            <text:p>STAFFOR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2" office:value-type="string">
            <text:p>SURRY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SUSSEX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AZEWELL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IS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COUNTY TOTAL</text:p>
          </table:table-cell>
          <table:table-cell table:style-name="ce24" table:formula="oooc:=SUM([.B2:.B305])" office:value-type="string">
            <text:p>9332</text:p>
          </table:table-cell>
          <table:table-cell table:style-name="ce24" table:formula="oooc:=SUM([.C2:.C305])" office:value-type="string">
            <text:p>8269</text:p>
          </table:table-cell>
          <table:table-cell table:style-name="ce24" table:formula="oooc:=SUM([.D2:.D305])" office:value-type="string">
            <text:p>1063</text:p>
          </table:table-cell>
          <table:table-cell table:style-name="ce24" table:formula="oooc:=SUM([.E2:.E305])" office:value-type="string">
            <text:p>2119</text:p>
          </table:table-cell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</table:table>
      <table:table table:name="cit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684">
            <text:p>684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703">
            <text:p>703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782">
            <text:p>782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table:formula="oooc:=SUM([.B3:.B42])" office:value-type="string">
            <text:p>5926</text:p>
          </table:table-cell>
          <table:table-cell table:style-name="ce21" table:formula="oooc:=SUM([.C3:.C42])" office:value-type="string">
            <text:p>5100</text:p>
          </table:table-cell>
          <table:table-cell table:style-name="ce21" table:formula="oooc:=SUM([.D3:.D42])" office:value-type="string">
            <text:p>826</text:p>
          </table:table-cell>
          <table:table-cell table:style-name="ce21" table:formula="oooc:=SUM([.E3:.E42])" office:value-type="string">
            <text:p>1494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other-agenc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, Dept.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Capitol Police, Division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entral State Hospital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ervation &amp; Rec., Dept.</text:p>
          </table:table-cell>
          <table:table-cell table:style-name="ce26" office:value-type="float" office:value="97">
            <text:p>97</text:p>
          </table:table-cell>
          <table:table-cell table:style-name="ce26" office:value-type="float" office:value="89">
            <text:p>8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129">
            <text:p>129</text:p>
          </table:table-cell>
          <table:table-cell table:style-name="ce21"/>
        </table:table-row>
        <table:table-row table:style-name="ro2">
          <table:table-cell table:style-name="ce21" office:value-type="string">
            <text:p>Game &amp; Inland Fisheries, Dept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s, Dept.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Virginia State Police, Dept.</text:p>
          </table:table-cell>
          <table:table-cell table:style-name="ce21" office:value-type="float" office:value="2025">
            <text:p>2025</text:p>
          </table:table-cell>
          <table:table-cell table:style-name="ce21" office:value-type="float" office:value="1914">
            <text:p>191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725">
            <text:p>725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Norfolk Airport Authority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irginia Port Authority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table:formula="oooc:=SUM([.B3:.B13])" office:value-type="string">
            <text:p>2875</text:p>
          </table:table-cell>
          <table:table-cell table:style-name="ce21" table:formula="oooc:=SUM([.C3:.C13])" office:value-type="string">
            <text:p>2650</text:p>
          </table:table-cell>
          <table:table-cell table:style-name="ce21" table:formula="oooc:=SUM([.D3:.D13])" office:value-type="string">
            <text:p>225</text:p>
          </table:table-cell>
          <table:table-cell table:style-name="ce21" table:formula="oooc:=SUM([.E3:.E13])" office:value-type="string">
            <text:p>1064</text:p>
          </table:table-cell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 &amp; UNIVERSITY</text:p>
          </table:table-cell>
        </table:table-row>
        <table:table-row table:style-name="ro2">
          <table:table-cell table:style-name="ce21" office:value-type="string">
            <text:p>Christopher Newport U.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astern VA Medical Sch.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Emory &amp; Henry Colleg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eorge Mason Univ.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J Sargeant Reynolds C.C.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ongwood University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ord Fairfax C.C.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folk State University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Northern Virginia C.C. P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Old Dominion University P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adford University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ichard Bland College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homas Nelson Colleg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U. of Mary Washing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University of Richmond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UVA's College at Wis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. Commonwealth U. PD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Va. Military Institut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irginia State University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Virginia Tech University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Virginia Western C.C.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lliam &amp; Mary College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table:formula="oooc:=SUM([.B3:.B28])" office:value-type="string">
            <text:p>623</text:p>
          </table:table-cell>
          <table:table-cell table:style-name="ce21" table:formula="oooc:=SUM([.C3:.C28])" office:value-type="string">
            <text:p>531</text:p>
          </table:table-cell>
          <table:table-cell table:style-name="ce21" table:formula="oooc:=SUM([.D3:.D28])" office:value-type="string">
            <text:p>92</text:p>
          </table:table-cell>
          <table:table-cell table:style-name="ce21" table:formula="oooc:=SUM([.E3:.E28])" office:value-type="string">
            <text:p>333</text:p>
          </table:table-cell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2" office:value-type="string">
            <text:p>COUNTY TOTAL</text:p>
          </table:table-cell>
          <table:table-cell table:style-name="ce24" office:value-type="float" office:value="9332">
            <text:p>9332</text:p>
          </table:table-cell>
          <table:table-cell table:style-name="ce24" office:value-type="float" office:value="8269">
            <text:p>8269</text:p>
          </table:table-cell>
          <table:table-cell table:style-name="ce24" office:value-type="float" office:value="1063">
            <text:p>1063</text:p>
          </table:table-cell>
          <table:table-cell table:style-name="ce24" office:value-type="float" office:value="2119">
            <text:p>2119</text:p>
          </table:table-cell>
          <table:table-cell table:style-name="ce21"/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1064">
            <text:p>1064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926">
            <text:p>5926</text:p>
          </table:table-cell>
          <table:table-cell table:style-name="ce21" office:value-type="float" office:value="5100">
            <text:p>5100</text:p>
          </table:table-cell>
          <table:table-cell table:style-name="ce21" office:value-type="float" office:value="826">
            <text:p>826</text:p>
          </table:table-cell>
          <table:table-cell table:style-name="ce21" office:value-type="float" office:value="1494">
            <text:p>1494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623">
            <text:p>623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333">
            <text:p>333</text:p>
          </table:table-cell>
        </table:table-row>
        <table:table-row table:style-name="ro2">
          <table:table-cell table:style-name="ce23" office:value-type="string">
            <text:p>STATE TOTAL</text:p>
          </table:table-cell>
          <table:table-cell table:style-name="ce26" table:formula="oooc:=SUM([.B1:.B4])" office:value-type="string">
            <text:p>18756</text:p>
          </table:table-cell>
          <table:table-cell table:style-name="ce26" table:formula="oooc:=SUM([.C1:.C4])" office:value-type="string">
            <text:p>16550</text:p>
          </table:table-cell>
          <table:table-cell table:style-name="ce26" table:formula="oooc:=SUM([.D1:.D4])" office:value-type="string">
            <text:p>2206</text:p>
          </table:table-cell>
          <table:table-cell table:style-name="ce26" table:formula="oooc:=SUM([.E1:.E4])" office:value-type="string">
            <text:p>50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